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language="el" fo:country="GR" fo:font-weight="bold" style:font-weight-asian="bold" style:font-weight-complex="bold"/>
    </style:style>
    <style:style style:name="P2" style:family="paragraph" style:parent-style-name="Preformatted_20_Text">
      <style:text-properties fo:color="#c9211e" loext:opacity="100%" fo:language="el" fo:country="GR"/>
    </style:style>
    <style:style style:name="P3" style:family="paragraph" style:parent-style-name="Preformatted_20_Text">
      <style:text-properties fo:color="#c9211e" loext:opacity="100%" fo:language="el" fo:country="GR" fo:font-style="italic" style:font-style-asian="italic" style:font-style-complex="italic"/>
    </style:style>
    <style:style style:name="P4" style:family="paragraph" style:parent-style-name="Preformatted_20_Text">
      <style:text-properties fo:language="el" fo:country="GR"/>
    </style:style>
    <style:style style:name="P5" style:family="paragraph" style:parent-style-name="Preformatted_20_Text">
      <style:text-properties fo:language="el" fo:country="GR" officeooo:paragraph-rsid="0012a387"/>
    </style:style>
    <style:style style:name="T1" style:family="text">
      <style:text-properties fo:language="el" fo:country="G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οῦ Ἁγίου Βασιλείου τοῦ Μεγάλου, Ἐπιστολὴ 6η Ya Mtakatifu Basil Mkuu, Barua ya 6</text:p>
      <text:p text:style-name="P4"/>
      <text:p text:style-name="P2">ΠΡΟΣ ΤΗΝ ΣΥΖΥΓΟΝ ΤΟΥ ΝΕΚΤΑΡΙΟΥ KWA MKE WA NECTARIUS</text:p>
      <text:p text:style-name="P4"/>
      <text:p text:style-name="P3">ΠΑΡΗΓΟΡΗΤΙΚΗ (γιὰ τὸν θάνατο τοῦ παιδιοῦ της) FARAJA (kwa kifo cha mtoto wake)</text:p>
      <text:p text:style-name="P4"/>
      <text:p text:style-name="P5">Ἐσκόπευα νὰ σιωπήσω ἀπέναντι στὴν κοσμιότητά σου, λογιζόμενος ὅτι, μὲ τὴν ψυχὴ συμβαίνει ὅτι καὶ μὲ ἕνα μάτι ποὺ πάσχει ἀπὸ φλεγμονή. Αὐτό, δηλαδὴ τὸ μάτι καὶ τὸ πιὸ ἁπαλὸ πράγμα νὰ τὸ ἐγγίσει, ἐρεθίζεται. Ἔτσι αἰσθάνεται καὶ ἡ ψυχὴ ποὺ ἔχει τραυματιστεῖ ἀπὸ βαριὰ θλίψη, ὅταν πάει κανεὶς νὰ τῆς μιλήσει. Γιατὶ τὰ λόγια ὅσο καὶ ἂν εἶναι παρηγορητικά, ὅταν λέγονται τὴν ὥρα ποὺ ἡ ψυχὴ πάσχει καὶ ἀγωνιᾶ, τῆς φαίνονται πολὺ ἐνοχλητικά. Ἐπειδὴ ὅμως σκέφθηκα ὅτι τώρα ἔχω νὰ κάνω μὲ Χριστιανὴ ἐκπαιδευμένη στὰ θεῖα ἀπὸ πολὺ καιρὸ καὶ πεπειραμένη στὰ ἀνθρώπινα, ἐνόμισα ὅτι δὲν θὰ ἦταν σωστὸ νὰ παραλείψω τὸ καθῆκον μου. Γνωρίζω ποιὰ εἶναι τὰ σπλάγχνα τῶν μητέρων καὶ ἰδιαίτερα ὅταν θυμηθῶ τοὺς δικούς σου καλοὺς καὶ ἥμερους τρόπους πρὸς ὅλους, λογαριάζω πόσο μεγάλος πρέπει νὰ εἶναι ὁ πόνος γιὰ τὴ συμφορὰ ποὺ σ᾽ ἔχει βρεῖ τώρα. Ἔχασες γιό, τὸν ὁποῖο, ὅσον ζοῦσε, μακάριζαν ὅλες οἱ μητέρες καὶ εὔχονταν τέτοιοι νὰ εἶναι καὶ οἱ δικοί τους γιοί. Καὶ ὅταν πέθανε, ἔκλαψαν σὰν νὰ εἶχε θάψει κάθε μία τὸν δικό της. Ὁ θάνατος ἐκείνου ὑπῆρξε πλῆγμα στὶς δύο πατρίδες (ἐννοεῖ καὶ τοῦ πατέρα καὶ τῆς μητέρας του), τὴν δική μας καὶ τὴν χώρα τῶν Κιλίκων. Μ᾽ ἐκεῖνον μαζὶ ἔπεσε καὶ τὸ μέγα καὶ ἔνδοξον γένος (σημ: Ἴσως τὸ πεθαμένο παιδὶ νὰ ἦταν μονάκριβο, ὁπότε μὲ τὸν θάνατό του ξεκληριζόταν ἡ γενιά τους), κατέρρευσε σὰν νὰ μετακινήθηκε ἡ βάση του. Ὢ συναπάντημα πονηροῦ δαίμονος! Πόσο τρομερὸ κακὸ μπόρεσε νὰ προκληθεῖ! Ὦ γῆ, ποὺ ἀναγκάστηκες νὰ ὑποφέρεις ἕνα τέτοιο πάθος! Καὶ ὁ ἥλιος ἀσφαλῶς θὰ ἔφριττε, ἂν εἶχε αἴσθηση μπροστὰ σ᾽ ἐκεῖνο τὸ σκυθρωπὸ θέαμα. Καὶ τί μπορεῖ νὰ πεῖ κανεὶς ἄξιο νὰ ἐκφράζει ὅσα τοῦ ὑπαγορεύει ἡ ἀπελπισία τῆς ψυχῆς; </text:p>
      <text:p text:style-name="P5">Nilikusudia kunyamaza mbele ya uzuri wako, nikifikiria kwamba, kwa roho, hutokea kwa jicho ambalo linasumbuliwa na kuvimba. Hili, yaani jicho na kitu laini zaidi kugusa, huwashwa. Hivi ndivyo nafsi ambayo imejeruhiwa na huzuni nyingi huhisi wakati mtu anaenda kuzungumza nayo. Kwa sababu maneno, hata yakiwa ya kufariji, yanaposemwa wakati roho inateseka na kuhangaika, yanaonekana kusumbua sana. Hata hivyo, kwa sababu nilifikiri kwamba sasa nilikuwa nikishughulika na mwanamke Mkristo aliyezoezwa kwa kimungu kwa muda mrefu na mwenye uzoefu katika mambo ya kibinadamu, nilifikiri kwamba haingefaa kupuuza wajibu wangu. Najua matumbo ya akina mama ni nini, na haswa ninapokumbuka njia zako za upole na upole kwa kila mtu, nazingatia jinsi maumivu yanapaswa kuwa makubwa kwa msiba uliokupata sasa. Ulipoteza mwana, ambaye, muda wote alipokuwa hai, mama wote walimbariki na kutamani wana wao wawe hivyo. Na alipokufa walilia kana kwamba kila mmoja amemzika wake. Kifo chake kilikuwa pigo kwa nchi mbili za asili (maana yake baba na mama yake), yetu na nchi ya Wakilisia. Kizazi kikubwa na kitukufu kilianguka pamoja naye (kumbuka: Labda mtoto aliyekufa alikuwa mtoto wa pekee, kwa hivyo kwa kifo chake kizazi chao kiliangamizwa), kilianguka kana kwamba msingi wake umehamishwa. Ὢ Kukutana na pepo mwovu! Uovu mbaya kama nini unaweza kusababishwa! Ewe dunia, ambaye ulilazimishwa kuteseka na shauku kama hiyo! Na jua bila shaka lingekuwa na povu, kama lingekuwa na akili mbele ya macho hayo ya giza. Na mtu yeyote anaweza kusema nini kinachostahili kueleza kile ambacho kukata tamaa kwa nafsi kunaamuru?</text:p>
      <text:p text:style-name="P4"/>
      <text:p text:style-name="P5">Ἀλλά, ὅπως διδαχθήκαμε ἀπὸ τὸ Εὐαγγέλιο, τὰ ὅσα μᾶς συμβαίνουν δὲν εἶναι ἔξω ἀπὸ τὴ θεία Πρόνοια, γιατὶ οὔτε σπουργίτης δὲν πέφτει χωρὶς τὸ θέλημα τοῦ Πατέρα μας. Ὥστε ὅ,τι ἔχει συμβεῖ ἔγινε μὲ τὸ θέλημα τοῦ Δημιουργοῦ μας. Καὶ ποιός μπορεῖ νὰ ἀντισταθεῖ στὸ θέλημα τοῦ Θεοῦ; Ἂς δεχτοῦμε λοιπὸν τὸ συμβάν. Διότι μὲ τὴν δυσανασχέτηση, οὔτε αὐτὸ ποὺ ἔχει γίνει διορθώνουμε, ἐπὶ πλέον δὲ καταστρέφουμε τοὺς ἑαυτούς μας. Ἂς μὴ κατηγορήσουμε τὴν δίκαιη κρίση τοῦ Θεοῦ, διότι εἴμαστε πολὺ ἀμαθεῖς, γιὰ νὰ ἐλέγχουμε τὶς ἀνέκφραστες κρίσεις Του. Τώρα ὁ Κύριος δοκιμάζει τὴν ἀγάπη σου σ᾽ Ἐκεῖνον. Τώρα ἔχεις τὴν εὐκαιρία νὰ κερδίσεις μὲ τὴν ὑπομονή σου τὴν μερίδα τῶν Μαρτύρων. Ἡ μητέρα τῶν Μακκαβαίων εἶδε τὸ θάνατο ἑπτὰ παιδιῶν της καὶ δὲν ἐστέναξε, οὔτε ἔχυσε ἄσκοπα δάκρυα, ἀλλὰ ἐνῶ ἔβλεπε τὰ παιδιά της νὰ φεύγουν ἀπὸ αὐτὴ τὴ ζωὴ μὲ σκληρὰ βασανιστήρια, εἶχε εὐχαριστιακὰ βιώματα πρὸς τὸ Θεό. Γι᾽ αὐτὸ καὶ κρίθηκε καὶ ἀπὸ τὸ Θεὸ καὶ ἀπὸ τοὺς ἀνθρώπους τέλεια καὶ καταξιωμένη Χριστιανή. Μεγάλη ἡ συμφορά, τὸ ὁμολογῶ καὶ ἐγώ. Μεγάλοι ὅμως καὶ οἱ μισθοὶ ποὺ ὁ Κύριος ἔχει ἑτοιμάσει γιὰ ὅσους κάνουν ὑπομονή. Ὅταν ἔγινες μητέρα καὶ εἶδες τὸ παιδί σου καὶ εὐχαριστοῦσες τὸ Θεό, γνώριζες ὁπωσδήποτε ὅτι εἶσαι θνητὴ καὶ ὅτι θὰ γέννησες θνητό. Τί τὸ παράδοξον λοιπόν, ποὺ ὁ θνητὸς πέθανε; Μήπως σὲ στενοχωρεῖ ποὺ πέθανε πρόωρα; Δὲν μποροῦμε νὰ ξέρουμε ἐὰν δὲν ἦταν τώρα ὁ κατάλληλος καιρὸς νὰ φύγει. Γιατὶ ἐμεῖς δὲν ξέρουμε τί συμφέρει τὴν ψυχή μας οὔτε ὁρίζουμε προθεσμίες στὴν ἀνθρώπινη ζωή. Στρέψε τὰ μάτια σου γύρω σ᾽ ὅλο τὸν κόσμο ὅπου κατοικεῖς καὶ θὰ κατανοήσεις ὅτι ὅλα ὅσα βλέπουμε εἶναι θνητὰ καὶ ὅτι ὑπόκεινται ὅλα στὴ φθορά. Κοίταξε ἐπάνω στὸν οὐρανό. Κάποτε καὶ αὐτὸς θὰ διαλυθεῖ. Κοίταξε τὸν ἥλιο. Oὔτε καὶ αὐτὸς θὰ παραμείνει. Τὰ ἀστέρια ὅλα, τὰ ζῶα τῆς ξηρᾶς καὶ τῶν ὑδάτων, αἱ ὡραιότητες τῆς γῆς, ἡ ἴδια ἡ γῆ, ὅλα εἶναι φθαρτά, ὅλα μετὰ ἀπὸ λίγο δὲν θὰ ὑπάρχουν. Ἂς εἶναι λοιπὸν ἡ σκέψις ὅλων αὐτῶν παρηγοριὰ γιὰ ὅτι σοῦ ἔχει τώρα συμβεῖ. Μὴν μετρᾶς τὴν συμφορὰ στὸ βάθος της, γιατί τότε θὰ σοῦ φανεῖ ἀφόρητη. Ἂν ὅμως τὸ συγκρίνεις μὲ ὅλα τὰ ἀνθρώπινα, τότε θὰ βρεῖς παρηγοριά. Ἐπάνω δὲ ἀπὸ ὅλα ἔχω νὰ σοῦ πῶ ἐκεῖνο τὸ σπουδαῖο: Λυπήσου τὸν σύζυγόν σου. Νὰ παρηγορεῖ ὁ ἕνας τὸν ἄλλο. Μὴ κάμεις σκληρότερη τὴν συμφορὰ μὲ τὸ νὰ σὲ βλέπει νὰ καταστρέφεις ἀπὸ τὴ στενοχώρια τὸν ἑαυτό σου. Καὶ μὲ λίγα λόγια ἔχω τὴ γνώμη ὅτι δὲν ὑπάρχουν λόγια τέτοια, ποὺ νὰ μποροῦν νὰ χαρίσουν σ᾽ αὐτὸ τὸν πόνο σας παρηγοριά. Πιστεύω ὅτι αὐτὴ τὴ δοκιμασία θὰ τὴν ξεπεράσετε μονάχα μὲ τὴν προσευχή. Εὔχομαι λοιπὸν ὁ Ἴδιος ὁ Κύριος νὰ ἀγγίξει τὴν καρδιά σου μὲ τὴν ἀνέκφραστη δύναμή Του καὶ νὰ ἀνάψει μὲ ἀγαθοὺς λογισμοὺς τὸ φῶς στὴ ψυχή σου, ὥστε νὰ βρεῖς ἐντός σου τῆς παρηγοριᾶς τὶς ἀφορμές. <text:s/></text:p>
      <text:p text:style-name="P5">Lakini, kama tulivyofundishwa kutoka katika Injili, kile kinachotokea kwetu si nje ya Maongozi ya Mungu, kwa sababu hata shomoro hawezi kuanguka bila mapenzi ya Baba yetu. Kila kitu ambacho kimetokea kilitokea kwa mapenzi ya Muumba wetu. Na ni nani anayeweza kupinga mapenzi ya Mungu? Kwa hivyo tunakubali tukio hilo. Kwa sababu kwa chuki, hatusahihishi hata kile kilichofanywa, lakini pia tunajiangamiza wenyewe. Tusishtaki hukumu ya haki ya Mungu, kwa sababu sisi ni wajinga sana kuweza kudhibiti hukumu zake zisizoelezeka. Sasa Bwana anajaribu upendo wako Kwake. Sasa unayo nafasi ya kushinda kwa subira yako sehemu ya Mashahidi. Mama wa Makabayo aliona kifo cha watoto wake saba na hakuugua, wala kutoa machozi yasiyo ya lazima, lakini alipoona watoto wake wakiacha maisha haya na mateso ya kikatili, alipata uzoefu wa kushukuru kwa Mungu. Ndiyo sababu alihukumiwa na Mungu na watu kuwa Mkristo mkamilifu na aliyekamilika. Msiba ni mkubwa, nakiri pia. Hata hivyo, mshahara ambao Bwana ametayarisha kwa ajili ya wale wanaovumilia ni mkubwa. Ulipokuja kuwa mama na kumuona mtoto wako na kumshukuru Mungu, hakika ulijua kuwa wewe ni mtu wa kufa na kwamba utamzaa mwanadamu. Ni nini kitendawili, basi, kwamba mtu anayekufa alikufa? Unasikitika kwamba alikufa mapema? Hatuwezi kujua ikiwa sasa haukuwa wakati mwafaka kwake kuondoka. Kwa sababu hatujui lililo jema kwa nafsi zetu, wala hatuweki tarehe za mwisho katika maisha ya mwanadamu. Geuza macho yako kuzunguka ulimwengu wote unapoishi na utaelewa kuwa kila kitu tunachokiona ni cha kufa na kwamba kila kitu kinaweza kuoza. Tazama juu angani. Ipo siku naye atayeyuka. Angalia jua. Hata yeye hatabaki. Nyota zote, wanyama wa ardhini na majini, uzuri wa dunia, ardhi yenyewe, kila kitu kinaharibika, kila kitu hakitakuwepo baada ya muda. Kwa hiyo mawazo ya wote ni faraja kwa sababu sasa yametokea kwako. Usipime mafuriko kwa kina chake, kwa sababu basi itaonekana kuwa ngumu kwako. Lakini ukilinganisha na mambo yote ya kibinadamu, basi utapata faraja. Zaidi ya yote, sina budi kukuambia jambo hili muhimu: Msikitikie mume wako. Kufarijiana. Usifanye msiba kuwa mgumu kwa kuona unajiangamiza kwa huzuni. Na kwa maneno machache, nina maoni kwamba hakuna maneno kama hayo ambayo yanaweza kutoa faraja kwa maumivu yako. Ninaamini kwamba utashinda mtihani huu kwa maombi tu. Kwa hivyo ninatamani Bwana mwenyewe auguse moyo wako kwa nguvu zake zisizoelezeka na kuwasha nuru ndani ya roho yako kwa mawazo mazuri, ili upate ndani yako sababu za faraj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6T19:08:26.484262265</dc:date>
    <meta:editing-duration>PT1M47S</meta:editing-duration>
    <meta:editing-cycles>1</meta:editing-cycles>
    <meta:document-statistic meta:table-count="0" meta:image-count="0" meta:object-count="0" meta:page-count="1" meta:paragraph-count="7" meta:word-count="1416" meta:character-count="8620" meta:non-whitespace-character-count="7208"/>
    <meta:generator>LibreOffice/7.4.3.2$Linux_X86_64 LibreOffice_project/40$Build-2</meta:generator>
  </office:meta>
</office:document-meta>
</file>